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TokenList.debug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Token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okenList.getScriptAsChar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TokenList.getInterceptorFunctionName( int functionPos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TokenList.addInterceptions( ArrayList interceptionsLi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avaScriptAspectWeaver.getInterceptedScriptAs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TokenList.getFunctionPos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Parser.isJSIdentifierStartCharacte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.addToken( JS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arser.isJSIdentifierPartCharacter( char 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ScriptAspectWeav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okenList.getScriptsApplie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STokenList.addInterceptionEvents( List stopExecutionFunction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JSToken.JSToken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Token.equals( String com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TokenList.writeToFil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TokenLis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Token.append( char c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Token.append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ScriptAspectWeaver.setBaseScript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Token.append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Toke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.getBas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okenList.getScriptAs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AspectWeaver.addInterceptorGroup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vaScriptAspectWeaver.clearInterceptor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.Interceptor( String function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arser.parse( char [ ] c )</text:p>
          </table:table-cell>
          <table:table-cell office:value-type="float" office:value="50">
            <text:p text:style-name="Table_20_Contents">50</text:p>
          </table:table-cell>
          <table:table-cell office:value-type="float" office:value="62">
            <text:p text:style-name="Table_20_Contents">62</text:p>
          </table:table-cell>
          <table:table-cell office:value-type="float" office:value="231">
            <text:p text:style-name="Table_20_Contents">231</text:p>
          </table:table-cell>
        </table:table-row>
        <table:table-row>
          <table:table-cell office:value-type="string">
            <text:p text:style-name="Table_20_Contents">JSTokenList.readInterceptionTokens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Interceptor.ge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AspectWeaver.setStopExecutionFunctionsConf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Toke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ceptorEvent.InterceptorEvent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okenList.getFunctionName( int functionPos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SToken.JSToken( int type , String toke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ScriptAspectWeaver.areScripts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oke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AspectWeaver.setSerializeResultScriptParam( boolean serial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AspectWeaver.readSourceIntoCharArray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ceptor.setBaseScript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okenList.addInterceptionTokens( ArrayList interceptionGroupList , String functionName , String eventType , ListIterator tokensListI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SToken.get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ceptionList.getSourc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okenList.replaceReturnStatement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Intercep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Ev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okenList.commentScriptsAppli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TokenList.isStopFunction( JSToken curToken , ListIterator liToke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nterceptor.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ceptorEvent.InterceptorEvent( int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Token.set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ionList.setSourceScrip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oken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.get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